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T DU 26/03/2020 AU 17/04/2020</text:p>
      <text:p text:style-name="P2"/>
      <text:p text:style-name="P1"><text:span text:style-name="T1"/></text:p>
      <text:list xml:id="list452608381199751903" text:style-name="L1">
        <text:list-item>
          <text:p text:style-name="P3">JULIA ARNOUX :</text:p>
        </text:list-item>
      </text:list>
      <text:p text:style-name="P1"/>
      <text:list xml:id="list38574394" text:continue-numbering="true" text:style-name="L1">
        <text:list-item>
          <text:p text:style-name="P3">KEVIN DANG : </text:p>
          <text:p text:style-name="P3"/>
        </text:list-item>
        <text:list-item>
          <text:p text:style-name="P3">SAROBIDY RAPETERAMANANA :<text:span text:style-name="T1"> </text:span></text:p>
          <text:p text:style-name="P3"/>
        </text:list-item>
        <text:list-item>
          <text:p text:style-name="P3">MAXIME DRESLER : <text:span text:style-name="T1">Durant ce sprint, j'ai modifié le pattern factory de Enemy en ajoutant une méthode fabriqueEnnemie() et en supprimant les classes filles de Enemy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xime  Dresler</meta:initial-creator>
    <meta:creation-date>2020-04-08T18:31:37.45</meta:creation-date>
    <meta:document-statistic meta:table-count="0" meta:image-count="0" meta:object-count="0" meta:page-count="1" meta:paragraph-count="5" meta:word-count="44" meta:character-count="254"/>
    <dc:date>2020-04-08T18:35:06</dc:date>
    <dc:creator>Maxime  Dresler</dc:creator>
    <meta:editing-duration>PT3M29S</meta:editing-duration>
    <meta:editing-cycles>1</meta:editing-cycles>
    <meta:generator>OpenOffice/4.1.7$Win32 OpenOffice.org_project/417m1$Build-9800</meta:generator>
  </office:meta>
</office:document-meta>
</file>